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E000000525EAF86FEC95D491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1.56cm" draw:visible-area-height="1.113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1 HADOOP MAP REDUCE</text:p>
      <text:p text:style-name="Standard">Dado el fichero medidas.txt que tiene el siguiente aspecto:</text:p>
      <text:p text:style-name="Standard"><draw:frame draw:style-name="fr2" draw:name="Objeto1" text:anchor-type="as-char" svg:width="2.073cm" svg:height="1.422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>2017<text:tab/>Enero<text:tab/>46<text:tab/></text:p>
      <text:p text:style-name="Standard">2017<text:tab/>Enero<text:tab/>10<text:tab/></text:p>
      <text:p text:style-name="Standard">2017<text:tab/>Enero<text:tab/>6<text:tab/></text:p>
      <text:p text:style-name="Standard">2017<text:tab/>Enero<text:tab/>9<text:tab/></text:p>
      <text:p text:style-name="Standard">2017<text:tab/>Enero<text:tab/>34<text:tab/></text:p>
      <text:p text:style-name="Standard">2017<text:tab/>Enero<text:tab/>-3<text:tab/></text:p>
      <text:p text:style-name="Standard">2017<text:tab/>Enero<text:tab/>48<text:tab/></text:p>
      <text:p text:style-name="Standard">2017<text:tab/>Enero<text:tab/>20<text:tab/></text:p>
      <text:p text:style-name="Standard">2017<text:tab/>Enero<text:tab/>-5<text:tab/></text:p>
      <text:p text:style-name="Standard">2017<text:tab/>Enero<text:tab/>0<text:tab/></text:p>
      <text:p text:style-name="Standard">…..</text:p>
      <text:p text:style-name="P3">Se pide calcular a través de un map-reduce la temperatura máxima para cada año.</text:p>
      <text:p text:style-name="Standard">En la entrega debe ir lo siguiente:</text:p>
      <text:list xml:id="list256933808" text:style-name="WWNum1">
        <text:list-item>
          <text:p text:style-name="P1">Fichero con el mapper</text:p>
          <text:p text:style-name="P1"/>
          <text:p text:style-name="P1"/>
        </text:list-item>
        <text:list-item>
          <text:p text:style-name="P1">Fichero con el reducer</text:p>
          <text:p text:style-name="P1"/>
          <text:p text:style-name="P1"/>
        </text:list-item>
        <text:list-item>
          <text:p text:style-name="P1">Resultado del trabajo obtenido</text:p>
          <text:p text:style-name="P1"><draw:frame draw:style-name="fr1" draw:name="Imagen2" text:anchor-type="char" svg:width="13.757cm" svg:height="1.037cm" draw:z-index="1"><draw:image xlink:href="Pictures/100000010000043E000000525EAF86FEC95D491D.png" xlink:type="simple" xlink:show="embed" xlink:actuate="onLoad" draw:mime-type="image/png"/></draw:frame></text:p>
        </text:list-item>
        <text:list-item>
          <text:p text:style-name="P1">Log de la ejecución</text:p>
        </text:list-item>
      </text:list>
      <text:p text:style-name="Standard">hadoop@pedro-virtual-machine:~$ ./archivos_hadoop/lanza_hadoop.sh</text:p>
      <text:p text:style-name="Standard">mkdir: `/pruebas': File exists</text:p>
      <text:p text:style-name="Standard">copyFromLocal: `/pruebas/medidas.txt': File exists</text:p>
      <text:p text:style-name="Standard">Deleted /pruebas/output</text:p>
      <text:p text:style-name="Standard">packageJobJar: [] [/usr/local/hadoop/share/hadoop/tools/lib/hadoop-streaming-3.3.4.jar] /tmp/streamjob16235174369225635135.jar tmpDir=null</text:p>
      <text:p text:style-name="Standard"><text:soft-page-break/>2023-09-27 15:43:31,709 INFO client.DefaultNoHARMFailoverProxyProvider: Connecting to ResourceManager at localhost/127.0.0.1:8032</text:p>
      <text:p text:style-name="Standard">2023-09-27 15:43:31,798 INFO client.DefaultNoHARMFailoverProxyProvider: Connecting to ResourceManager at localhost/127.0.0.1:8032</text:p>
      <text:p text:style-name="Standard">2023-09-27 15:43:31,940 INFO mapreduce.JobResourceUploader: Disabling Erasure Coding for path: /tmp/hadoop-yarn/staging/hadoop/.staging/job_1695814164211_0004</text:p>
      <text:p text:style-name="Standard">2023-09-27 15:43:32,559 INFO mapred.FileInputFormat: Total input files to process : 1</text:p>
      <text:p text:style-name="Standard">2023-09-27 15:43:32,610 INFO mapreduce.JobSubmitter: number of splits:2</text:p>
      <text:p text:style-name="Standard">2023-09-27 15:43:32,769 INFO mapreduce.JobSubmitter: Submitting tokens for job: job_1695814164211_0004</text:p>
      <text:p text:style-name="Standard">2023-09-27 15:43:32,769 INFO mapreduce.JobSubmitter: Executing with tokens: []</text:p>
      <text:p text:style-name="Standard">2023-09-27 15:43:32,905 INFO conf.Configuration: resource-types.xml not found</text:p>
      <text:p text:style-name="Standard">2023-09-27 15:43:32,905 INFO resource.ResourceUtils: Unable to find 'resource-types.xml'.</text:p>
      <text:p text:style-name="Standard">2023-09-27 15:43:32,943 INFO impl.YarnClientImpl: Submitted application application_1695814164211_0004</text:p>
      <text:p text:style-name="Standard">2023-09-27 15:43:32,962 INFO mapreduce.Job: The url to track the job: http://pedro-virtual-machine:8088/proxy/application_1695814164211_0004/</text:p>
      <text:p text:style-name="Standard">2023-09-27 15:43:32,963 INFO mapreduce.Job: Running job: job_1695814164211_0004</text:p>
      <text:p text:style-name="Standard">2023-09-27 15:43:38,032 INFO mapreduce.Job: Job job_1695814164211_0004 running in uber mode : false</text:p>
      <text:p text:style-name="Standard">2023-09-27 15:43:38,032 INFO mapreduce.Job: <text:s/>map 0% reduce 0%</text:p>
      <text:p text:style-name="Standard">2023-09-27 15:43:42,076 INFO mapreduce.Job: <text:s/>map 100% reduce 0%</text:p>
      <text:p text:style-name="Standard">2023-09-27 15:43:47,123 INFO mapreduce.Job: <text:s/>map 100% reduce 100%</text:p>
      <text:p text:style-name="Standard">2023-09-27 15:43:47,128 INFO mapreduce.Job: Job job_1695814164211_0004 completed successfully</text:p>
      <text:p text:style-name="Standard">2023-09-27 15:43:47,172 INFO mapreduce.Job: Counters: 54</text:p>
      <text:p text:style-name="Standard"><text:tab/>File System Counters</text:p>
      <text:p text:style-name="Standard"><text:tab/><text:tab/>FILE: Number of bytes read=7169</text:p>
      <text:p text:style-name="Standard"><text:tab/><text:tab/>FILE: Number of bytes written=852306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16845</text:p>
      <text:p text:style-name="Standard"><text:tab/><text:tab/>HDFS: Number of bytes written=94</text:p>
      <text:p text:style-name="Standard"><text:soft-page-break/><text:tab/><text:tab/>HDFS: Number of read operations=11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2</text:p>
      <text:p text:style-name="Standard"><text:tab/><text:tab/>Launched reduce tasks=1</text:p>
      <text:p text:style-name="Standard"><text:tab/><text:tab/>Data-local map tasks=2</text:p>
      <text:p text:style-name="Standard"><text:tab/><text:tab/>Total time spent by all maps in occupied slots (ms)=4700</text:p>
      <text:p text:style-name="Standard"><text:tab/><text:tab/>Total time spent by all reduces in occupied slots (ms)=1722</text:p>
      <text:p text:style-name="Standard"><text:tab/><text:tab/>Total time spent by all map tasks (ms)=4700</text:p>
      <text:p text:style-name="Standard"><text:tab/><text:tab/>Total time spent by all reduce tasks (ms)=1722</text:p>
      <text:p text:style-name="Standard"><text:tab/><text:tab/>Total vcore-milliseconds taken by all map tasks=4700</text:p>
      <text:p text:style-name="Standard"><text:tab/><text:tab/>Total vcore-milliseconds taken by all reduce tasks=1722</text:p>
      <text:p text:style-name="Standard"><text:tab/><text:tab/>Total megabyte-milliseconds taken by all map tasks=4812800</text:p>
      <text:p text:style-name="Standard"><text:tab/><text:tab/>Total megabyte-milliseconds taken by all reduce tasks=1763328</text:p>
      <text:p text:style-name="Standard"><text:tab/>Map-Reduce Framework</text:p>
      <text:p text:style-name="Standard"><text:tab/><text:tab/>Map input records=730</text:p>
      <text:p text:style-name="Standard"><text:tab/><text:tab/>Map output records=730</text:p>
      <text:p text:style-name="Standard"><text:tab/><text:tab/>Map output bytes=5703</text:p>
      <text:p text:style-name="Standard"><text:tab/><text:tab/>Map output materialized bytes=7175</text:p>
      <text:p text:style-name="Standard"><text:tab/><text:tab/>Input split bytes=182</text:p>
      <text:p text:style-name="Standard"><text:tab/><text:tab/>Combine input records=0</text:p>
      <text:p text:style-name="Standard"><text:tab/><text:tab/>Combine output records=0</text:p>
      <text:p text:style-name="Standard"><text:tab/><text:tab/>Reduce input groups=2</text:p>
      <text:p text:style-name="Standard"><text:tab/><text:tab/>Reduce shuffle bytes=7175</text:p>
      <text:p text:style-name="Standard"><text:tab/><text:tab/>Reduce input records=730</text:p>
      <text:p text:style-name="Standard"><text:tab/><text:tab/>Reduce output records=2</text:p>
      <text:p text:style-name="Standard"><text:tab/><text:tab/>Spilled Records=1460</text:p>
      <text:p text:style-name="Standard"><text:tab/><text:tab/>Shuffled Maps =2</text:p>
      <text:p text:style-name="Standard"><text:tab/><text:tab/>Failed Shuffles=0</text:p>
      <text:p text:style-name="Standard"><text:soft-page-break/><text:tab/><text:tab/>Merged Map outputs=2</text:p>
      <text:p text:style-name="Standard"><text:tab/><text:tab/>GC time elapsed (ms)=61</text:p>
      <text:p text:style-name="Standard"><text:tab/><text:tab/>CPU time spent (ms)=1150</text:p>
      <text:p text:style-name="Standard"><text:tab/><text:tab/>Physical memory (bytes) snapshot=745787392</text:p>
      <text:p text:style-name="Standard"><text:tab/><text:tab/>Virtual memory (bytes) snapshot=8204218368</text:p>
      <text:p text:style-name="Standard"><text:tab/><text:tab/>Total committed heap usage (bytes)=478150656</text:p>
      <text:p text:style-name="Standard"><text:tab/><text:tab/>Peak Map Physical memory (bytes)=286703616</text:p>
      <text:p text:style-name="Standard"><text:tab/><text:tab/>Peak Map Virtual memory (bytes)=2732732416</text:p>
      <text:p text:style-name="Standard"><text:tab/><text:tab/>Peak Reduce Physical memory (bytes)=182693888</text:p>
      <text:p text:style-name="Standard"><text:tab/><text:tab/>Peak Reduce Virtual memory (bytes)=2739707904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16663</text:p>
      <text:p text:style-name="Standard"><text:tab/>File Output Format Counters </text:p>
      <text:p text:style-name="Standard"><text:tab/><text:tab/>Bytes Written=94</text:p>
      <text:p text:style-name="Standard">2023-09-27 15:43:47,172 INFO streaming.StreamJob: Output directory: hdfs:///pruebas/output</text:p>
      <text:p text:style-name="Standard"/>
      <text:p text:style-name="Standard"/>
      <text:p text:style-name="Standard">----------------------------------</text:p>
      <text:p text:style-name="Standard">El log es algo así.</text:p>
      <text:p text:style-name="Standard">packageJobJar: [] [/usr/local/hadoop/share/hadoop/tools/lib/hadoop-streaming-3.3.4.jar] /tmp/streamjob9116962918006103657.jar tmpDir=null</text:p>
      <text:p text:style-name="Standard">2023-09-16 12:09:28,011 INFO client.DefaultNoHARMFailoverProxyProvider: Connecting to ResourceManager at localhost/127.0.0.1:8032</text:p>
      <text:p text:style-name="Standard"><text:soft-page-break/>2023-09-16 12:09:28,532 INFO client.DefaultNoHARMFailoverProxyProvider: Connecting to ResourceManager at localhost/127.0.0.1:8032</text:p>
      <text:p text:style-name="Standard">2023-09-16 12:09:39,075 INFO mapreduce.JobResourceUploader: Disabling Erasure Coding for path: /tmp/hadoop-yarn/staging/hadoop/.staging/job_1694856642000_0001</text:p>
      <text:p text:style-name="Standard">2023-09-16 12:09:39,830 INFO mapred.FileInputFormat: Total input files to process : 1</text:p>
      <text:p text:style-name="Standard">2023-09-16 12:09:40,417 INFO mapreduce.JobSubmitter: number of splits:2</text:p>
      <text:p text:style-name="Standard">2023-09-16 12:09:41,313 INFO mapreduce.JobSubmitter: Submitting tokens for job: job_1694856642000_0001</text:p>
      <text:p text:style-name="Standard">2023-09-16 12:09:41,314 INFO mapreduce.JobSubmitter: Executing with tokens: []</text:p>
      <text:p text:style-name="Standard">2023-09-16 12:09:41,738 INFO conf.Configuration: resource-types.xml not found</text:p>
      <text:p text:style-name="Standard">2023-09-16 12:09:41,740 INFO resource.ResourceUtils: Unable to find 'resource-types.xml'.</text:p>
      <text:p text:style-name="Standard">2023-09-16 12:09:42,400 INFO impl.YarnClientImpl: Submitted application application_1694856642000_0001</text:p>
      <text:p text:style-name="Standard">2023-09-16 12:09:42,517 INFO mapreduce.Job: The url to track the job: http://LAPTOP.localdomain:8088/proxy/application_1694856642000_0001/</text:p>
      <text:p text:style-name="Standard">2023-09-16 12:09:42,523 INFO mapreduce.Job: Running job: job_1694856642000_0001</text:p>
      <text:p text:style-name="Standard"/>
      <text:p text:style-name="Standard">2023-09-16 12:10:25,188 INFO mapreduce.Job: Job job_1694856642000_0001 running in uber mode : false</text:p>
      <text:p text:style-name="Standard">2023-09-16 12:10:25,190 INFO mapreduce.Job: <text:s/>map 0% reduce 0%</text:p>
      <text:p text:style-name="Standard">2023-09-16 12:10:49,908 INFO mapreduce.Job: <text:s/>map 100% reduce 0%</text:p>
      <text:p text:style-name="Standard">2023-09-16 12:11:10,491 INFO mapreduce.Job: <text:s/>map 100% reduce 100%</text:p>
      <text:p text:style-name="Standard">2023-09-16 12:11:12,566 INFO mapreduce.Job: Job job_1694856642000_0001 completed successfully</text:p>
      <text:p text:style-name="Standard">2023-09-16 12:11:12,802 INFO mapreduce.Job: Counters: 54</text:p>
      <text:p text:style-name="Standard"><text:s text:c="8"/>File System Counters</text:p>
      <text:p text:style-name="Standard"><text:s text:c="16"/>FILE: Number of bytes read=281</text:p>
      <text:p text:style-name="Standard"><text:s text:c="16"/>FILE: Number of bytes written=838314</text:p>
      <text:p text:style-name="Standard"><text:s text:c="16"/>FILE: Number of read operations=0</text:p>
      <text:p text:style-name="Standard"><text:s text:c="16"/>FILE: Number of large read operations=0</text:p>
      <text:p text:style-name="Standard"><text:s text:c="16"/>FILE: Number of write operations=0</text:p>
      <text:p text:style-name="Standard"><text:s text:c="16"/>HDFS: Number of bytes read=429</text:p>
      <text:p text:style-name="Standard"><text:s text:c="16"/>HDFS: Number of bytes written=172</text:p>
      <text:p text:style-name="Standard"><text:s text:c="16"/>HDFS: Number of read operations=11</text:p>
      <text:p text:style-name="Standard"><text:soft-page-break/><text:s text:c="16"/>HDFS: Number of large read operations=0</text:p>
      <text:p text:style-name="Standard"><text:s text:c="16"/>HDFS: Number of write operations=2</text:p>
      <text:p text:style-name="Standard"><text:s text:c="16"/>HDFS: Number of bytes read erasure-coded=0</text:p>
      <text:p text:style-name="Standard"><text:s text:c="8"/>Job Counters</text:p>
      <text:p text:style-name="Standard"><text:s text:c="16"/>Launched map tasks=2</text:p>
      <text:p text:style-name="Standard"><text:s text:c="16"/>Launched reduce tasks=1</text:p>
      <text:p text:style-name="Standard"><text:s text:c="16"/>Data-local map tasks=2</text:p>
      <text:p text:style-name="Standard"><text:s text:c="16"/>Total time spent by all maps in occupied slots (ms)=45176</text:p>
      <text:p text:style-name="Standard"><text:s text:c="16"/>Total time spent by all reduces in occupied slots (ms)=18221</text:p>
      <text:p text:style-name="Standard"><text:s text:c="16"/>Total time spent by all map tasks (ms)=45176</text:p>
      <text:p text:style-name="Standard"><text:s text:c="16"/>Total time spent by all reduce tasks (ms)=18221</text:p>
      <text:p text:style-name="Standard"><text:s text:c="16"/>Total vcore-milliseconds taken by all map tasks=45176</text:p>
      <text:p text:style-name="Standard"><text:s text:c="16"/>Total vcore-milliseconds taken by all reduce tasks=18221</text:p>
      <text:p text:style-name="Standard"><text:s text:c="16"/>Total megabyte-milliseconds taken by all map tasks=46260224</text:p>
      <text:p text:style-name="Standard"><text:s text:c="16"/>Total megabyte-milliseconds taken by all reduce tasks=18658304</text:p>
      <text:p text:style-name="Standard"><text:s text:c="8"/>Map-Reduce Framework</text:p>
      <text:p text:style-name="Standard"><text:s text:c="16"/>Map input records=4</text:p>
      <text:p text:style-name="Standard"><text:s text:c="16"/>Map output records=27</text:p>
      <text:p text:style-name="Standard"><text:s text:c="16"/>Map output bytes=221</text:p>
      <text:p text:style-name="Standard"><text:s text:c="16"/>Map output materialized bytes=287</text:p>
      <text:p text:style-name="Standard"><text:s text:c="16"/>Input split bytes=172</text:p>
      <text:p text:style-name="Standard"><text:s text:c="16"/>Combine input records=0</text:p>
      <text:p text:style-name="Standard"><text:s text:c="16"/>Combine output records=0</text:p>
      <text:p text:style-name="Standard"><text:s text:c="16"/>Reduce input groups=20</text:p>
      <text:p text:style-name="Standard"><text:s text:c="16"/>Reduce shuffle bytes=287</text:p>
      <text:p text:style-name="Standard"><text:s text:c="16"/>Reduce input records=27</text:p>
      <text:p text:style-name="Standard"><text:s text:c="16"/>Reduce output records=20</text:p>
      <text:p text:style-name="Standard"><text:s text:c="16"/>Spilled Records=54</text:p>
      <text:p text:style-name="Standard"><text:s text:c="16"/>Shuffled Maps =2</text:p>
      <text:p text:style-name="Standard"><text:s text:c="16"/>Failed Shuffles=0</text:p>
      <text:p text:style-name="Standard"><text:s text:c="16"/>Merged Map outputs=2</text:p>
      <text:p text:style-name="Standard"><text:soft-page-break/><text:s text:c="16"/>GC time elapsed (ms)=174</text:p>
      <text:p text:style-name="Standard"><text:s text:c="16"/>CPU time spent (ms)=4150</text:p>
      <text:p text:style-name="Standard"><text:s text:c="16"/>Physical memory (bytes) snapshot=760680448</text:p>
      <text:p text:style-name="Standard"><text:s text:c="16"/>Virtual memory (bytes) snapshot=2880814751744</text:p>
      <text:p text:style-name="Standard"><text:s text:c="16"/>Total committed heap usage (bytes)=761266176</text:p>
      <text:p text:style-name="Standard"><text:s text:c="16"/>Peak Map Physical memory (bytes)=292495360</text:p>
      <text:p text:style-name="Standard"><text:s text:c="16"/>Peak Map Virtual memory (bytes)=1241994481664</text:p>
      <text:p text:style-name="Standard"><text:s text:c="16"/>Peak Reduce Physical memory (bytes)=191803392</text:p>
      <text:p text:style-name="Standard"><text:s text:c="16"/>Peak Reduce Virtual memory (bytes)=884166356992</text:p>
      <text:p text:style-name="Standard"><text:s text:c="8"/>Shuffle Errors</text:p>
      <text:p text:style-name="Standard"><text:s text:c="16"/>BAD_ID=0</text:p>
      <text:p text:style-name="Standard"><text:s text:c="16"/>CONNECTION=0</text:p>
      <text:p text:style-name="Standard"><text:s text:c="16"/>IO_ERROR=0</text:p>
      <text:p text:style-name="Standard"><text:s text:c="16"/>WRONG_LENGTH=0</text:p>
      <text:p text:style-name="Standard"><text:s text:c="16"/>WRONG_MAP=0</text:p>
      <text:p text:style-name="Standard"><text:s text:c="16"/>WRONG_REDUCE=0</text:p>
      <text:p text:style-name="Standard"><text:s text:c="8"/>File Input Format Counters</text:p>
      <text:p text:style-name="Standard"><text:s text:c="16"/>Bytes Read=257</text:p>
      <text:p text:style-name="Standard"><text:s text:c="8"/>File Output Format Counters</text:p>
      <text:p text:style-name="Standard"><text:s text:c="16"/>Bytes Written=172</text:p>
      <text:p text:style-name="Standard">2023-09-16 12:11:12,879 INFO streaming.StreamJob: Output directory: hdfs:///user/salida</text:p>
      <text:p text:style-name="Standard"/>
      <text:p text:style-name="Standard">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uenta Microsoft</meta:initial-creator>
    <meta:editing-cycles>5</meta:editing-cycles>
    <meta:creation-date>2023-09-16T10:00:00</meta:creation-date>
    <dc:date>2023-09-27T15:49:51.186000000</dc:date>
    <meta:editing-duration>PT4H5M9S</meta:editing-duration>
    <meta:generator>LibreOffice/7.4.2.3$Windows_X86_64 LibreOffice_project/382eef1f22670f7f4118c8c2dd222ec7ad009daf</meta:generator>
    <meta:document-statistic meta:table-count="0" meta:image-count="1" meta:object-count="1" meta:page-count="7" meta:paragraph-count="191" meta:word-count="925" meta:character-count="9066" meta:non-whitespace-character-count="7290"/>
    <meta:user-defined meta:name="AppVersion">15.0000</meta:user-defined>
    <meta:template xlink:type="simple" xlink:actuate="onRequest" xlink:title="Normal.dotm" xlink:href=""/>
  </office:meta>
</office:document-meta>
</file>